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2" table:number-columns-repeated="6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stup kalibrace metodou půlení intervalu</text:p>
          </table:table-cell>
          <table:covered-table-cell table:number-columns-repeated="2"/>
          <table:table-cell table:number-columns-repeated="4"/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Itera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string" calcext:value-type="string">
            <text:p><text:span text:style-name="T1">Získané posunutí SP (mm*10</text:span><text:span text:style-name="T2">-2</text:span><text:span text:style-name="T1">)</text:span>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1850" calcext:value-type="float">
            <text:p>91850</text:p>
          </table:table-cell>
          <table:table-cell table:style-name="ce4" office:value-type="float" office:value="89600" calcext:value-type="float">
            <text:p>89600</text:p>
          </table:table-cell>
          <table:table-cell table:style-name="ce4" office:value-type="float" office:value="89975" calcext:value-type="float">
            <text:p>89975</text:p>
          </table:table-cell>
          <table:table-cell table:style-name="ce4" office:value-type="float" office:value="90150" calcext:value-type="float">
            <text:p>90150</text:p>
          </table:table-cell>
          <table:table-cell table:style-name="ce4" office:value-type="float" office:value="134990" calcext:value-type="float">
            <text:p>134990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Získané posunutí SL (mm*10</text:span><text:span text:style-name="T2">-2</text:span><text:span text:style-name="T1">)</text:span>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3400" calcext:value-type="float">
            <text:p>93400</text:p>
          </table:table-cell>
          <table:table-cell table:style-name="ce4" office:value-type="float" office:value="89500" calcext:value-type="float">
            <text:p>89500</text:p>
          </table:table-cell>
          <table:table-cell table:style-name="ce4" office:value-type="float" office:value="89550" calcext:value-type="float">
            <text:p>89550</text:p>
          </table:table-cell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134900" calcext:value-type="float">
            <text:p>134900</text:p>
          </table:table-cell>
          <table:table-cell office:value-type="float" office:value="134950" calcext:value-type="float">
            <text:p>134950</text:p>
          </table:table-cell>
          <table:table-cell/>
        </table:table-row>
        <table:table-row table:style-name="ro1">
          <table:table-cell office:value-type="string" calcext:value-type="string">
            <text:p>Kalibrační hodnota SP</text:p>
          </table:table-cell>
          <table:table-cell table:style-name="ce5" table:formula="of:=[.B9]*100*3.14159/8" office:value-type="float" office:value="2748.89125" calcext:value-type="float">
            <text:p>2748,89125</text:p>
          </table:table-cell>
          <table:table-cell table:style-name="ce5" table:formula="of:=[.C5]/90000*[.B7]" office:value-type="float" office:value="2805.39623680556" calcext:value-type="float">
            <text:p>2805,39623680556</text:p>
          </table:table-cell>
          <table:table-cell table:style-name="ce5" table:formula="of:=[.D5]/90000*[.C7]" office:value-type="float" office:value="2792.92780908642" calcext:value-type="float">
            <text:p>2792,92780908642</text:p>
          </table:table-cell>
          <table:table-cell table:style-name="ce5" table:formula="of:=[.E5]/90000*[.D7]" office:value-type="float" office:value="2792.15199580612" calcext:value-type="float">
            <text:p>2792,15199580612</text:p>
          </table:table-cell>
          <table:table-cell table:style-name="ce5" table:formula="of:=[.F5]/90000*[.E7]" office:value-type="float" office:value="2796.80558246579" calcext:value-type="float">
            <text:p>2796,80558246579</text:p>
          </table:table-cell>
          <table:table-cell table:style-name="ce5" table:formula="of:=[.G5]/135000*[.F7]" office:value-type="float" office:value="2796.5984116819" calcext:value-type="float">
            <text:p>2796,5984116819</text:p>
          </table:table-cell>
          <table:table-cell table:style-name="ce5" table:formula="of:=[.H5]/90000*[.G7]" office:value-type="float" office:value="2796.5984116819" calcext:value-type="float">
            <text:p>2796,5984116819</text:p>
          </table:table-cell>
          <table:table-cell/>
        </table:table-row>
        <table:table-row table:style-name="ro1">
          <table:table-cell office:value-type="string" calcext:value-type="string">
            <text:p>Kalibrační hodnota SL</text:p>
          </table:table-cell>
          <table:table-cell table:style-name="ce5" table:formula="of:=[.B10]*100*3.14159/8" office:value-type="float" office:value="2748.89125" calcext:value-type="float">
            <text:p>2748,89125</text:p>
          </table:table-cell>
          <table:table-cell table:style-name="ce5" table:formula="of:=[.C6]/90000*[.B8]" office:value-type="float" office:value="2852.73825277778" calcext:value-type="float">
            <text:p>2852,73825277778</text:p>
          </table:table-cell>
          <table:table-cell table:style-name="ce5" table:formula="of:=[.D6]/90000*[.C8]" office:value-type="float" office:value="2836.88970692901" calcext:value-type="float">
            <text:p>2836,88970692901</text:p>
          </table:table-cell>
          <table:table-cell table:style-name="ce5" table:formula="of:=[.E6]/90000*[.D8]" office:value-type="float" office:value="2822.70525839437" calcext:value-type="float">
            <text:p>2822,70525839437</text:p>
          </table:table-cell>
          <table:table-cell table:style-name="ce5" table:formula="of:=[.F6]/90000*[.E8]" office:value-type="float" office:value="2819.56891921837" calcext:value-type="float">
            <text:p>2819,56891921837</text:p>
          </table:table-cell>
          <table:table-cell table:style-name="ce5" table:formula="of:=[.G6]/135000*[.F8]" office:value-type="float" office:value="2817.48034964858" calcext:value-type="float">
            <text:p>2817,48034964858</text:p>
          </table:table-cell>
          <table:table-cell table:style-name="ce5" table:formula="of:=[.H6]/135000*[.G8]" office:value-type="float" office:value="2816.43683840797" calcext:value-type="float">
            <text:p>2816,43683840797</text:p>
          </table:table-cell>
          <table:table-cell/>
        </table:table-row>
        <table:table-row table:style-name="ro1">
          <table:table-cell office:value-type="string" calcext:value-type="string">
            <text:p>Zkutečná hodnota podávacího kola P (mm)</text:p>
          </table:table-cell>
          <table:table-cell office:value-type="float" office:value="70" calcext:value-type="float">
            <text:p>70</text:p>
          </table:table-cell>
          <table:table-cell table:formula="of:=([.C7]*8)/3.14159/100" office:value-type="float" office:value="71.438888888889" calcext:value-type="float">
            <text:p>71,438888888889</text:p>
          </table:table-cell>
          <table:table-cell table:formula="of:=([.D7]*8)/3.14159/100" office:value-type="float" office:value="71.1213827160494" calcext:value-type="float">
            <text:p>71,1213827160494</text:p>
          </table:table-cell>
          <table:table-cell table:formula="of:=([.E7]*8)/3.14159/100" office:value-type="float" office:value="71.1016267764061" calcext:value-type="float">
            <text:p>71,1016267764061</text:p>
          </table:table-cell>
          <table:table-cell table:formula="of:=([.F7]*8)/3.14159/100" office:value-type="float" office:value="71.2201294876999" calcext:value-type="float">
            <text:p>71,2201294876999</text:p>
          </table:table-cell>
          <table:table-cell table:formula="of:=([.G7]*8)/3.14159/100" office:value-type="float" office:value="71.2148539225527" calcext:value-type="float">
            <text:p>71,2148539225527</text:p>
          </table:table-cell>
          <table:table-cell table:formula="of:=([.H7]*8)/3.14159/100" office:value-type="float" office:value="71.2148539225527" calcext:value-type="float">
            <text:p>71,2148539225527</text:p>
          </table:table-cell>
          <table:table-cell/>
        </table:table-row>
        <table:table-row table:style-name="ro1">
          <table:table-cell office:value-type="string" calcext:value-type="string">
            <text:p>Zkutečná hodnota podávacího kola L (mm)</text:p>
          </table:table-cell>
          <table:table-cell office:value-type="float" office:value="70" calcext:value-type="float">
            <text:p>70</text:p>
          </table:table-cell>
          <table:table-cell table:formula="of:=([.C8]*8)/3.14159/100" office:value-type="float" office:value="72.6444444444445" calcext:value-type="float">
            <text:p>72,6444444444445</text:p>
          </table:table-cell>
          <table:table-cell table:formula="of:=([.D8]*8)/3.14159/100" office:value-type="float" office:value="72.2408641975308" calcext:value-type="float">
            <text:p>72,2408641975308</text:p>
          </table:table-cell>
          <table:table-cell table:formula="of:=([.E8]*8)/3.14159/100" office:value-type="float" office:value="71.8796598765433" calcext:value-type="float">
            <text:p>71,8796598765433</text:p>
          </table:table-cell>
          <table:table-cell table:formula="of:=([.F8]*8)/3.14159/100" office:value-type="float" office:value="71.7997935877914" calcext:value-type="float">
            <text:p>71,7997935877914</text:p>
          </table:table-cell>
          <table:table-cell table:formula="of:=([.G8]*8)/3.14159/100" office:value-type="float" office:value="71.7466085555042" calcext:value-type="float">
            <text:p>71,7466085555042</text:p>
          </table:table-cell>
          <table:table-cell table:formula="of:=([.H8]*8)/3.14159/100" office:value-type="float" office:value="71.7200357375206" calcext:value-type="float">
            <text:p>71,720035737520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Rozdíl průměru podávacích kol L a P</text:span><text:span text:style-name="T3"> (mm)</text:span></text:p>
          </table:table-cell>
          <table:table-cell table:formula="of:=ABS([.B9]-[.B10])" office:value-type="float" office:value="0" calcext:value-type="float">
            <text:p>0</text:p>
          </table:table-cell>
          <table:table-cell table:formula="of:=ABS([.C9]-[.C10])" office:value-type="float" office:value="1.20555555555549" calcext:value-type="float">
            <text:p>1,20555555555549</text:p>
          </table:table-cell>
          <table:table-cell table:formula="of:=ABS([.D9]-[.D10])" office:value-type="float" office:value="1.11948148148142" calcext:value-type="float">
            <text:p>1,11948148148142</text:p>
          </table:table-cell>
          <table:table-cell table:formula="of:=ABS([.E9]-[.E10])" office:value-type="float" office:value="0.778033100137208" calcext:value-type="float">
            <text:p>0,778033100137208</text:p>
          </table:table-cell>
          <table:table-cell table:formula="of:=ABS([.F9]-[.F10])" office:value-type="float" office:value="0.579664100091492" calcext:value-type="float">
            <text:p>0,579664100091492</text:p>
          </table:table-cell>
          <table:table-cell table:formula="of:=ABS([.G9]-[.G10])" office:value-type="float" office:value="0.53175463295149" calcext:value-type="float">
            <text:p>0,53175463295149</text:p>
          </table:table-cell>
          <table:table-cell table:formula="of:=ABS([.H9]-[.H10])" office:value-type="float" office:value="0.505181814967969" calcext:value-type="float">
            <text:p>0,5051818149679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15:11:05.44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3:52:48.523000000</meta:creation-date>
    <dc:date>2021-03-10T13:35:52.498000000</dc:date>
    <meta:editing-duration>PT2H31M10S</meta:editing-duration>
    <meta:editing-cycles>7</meta:editing-cycles>
    <meta:generator>LibreOffice/7.0.3.1$Windows_X86_64 LibreOffice_project/d7547858d014d4cf69878db179d326fc3483e082</meta:generator>
    <meta:document-statistic meta:table-count="1" meta:cell-count="65" meta:object-count="0"/>
  </office:meta>
</office:document-meta>
</file>